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020000034434F5497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fo:margin-left="0cm" table:align="left"/>
    </style:style>
    <style:style style:name="Tabella1.A" style:family="table-column">
      <style:table-column-properties style:column-width="5.666cm"/>
    </style:style>
    <style:style style:name="Tabella1.C" style:family="table-column">
      <style:table-column-properties style:column-width="5.669cm"/>
    </style:style>
    <style:style style:name="Tabella1.1" style:family="table-row">
      <style:table-row-properties style:min-row-height="0.572cm"/>
    </style:style>
    <style:style style:name="Tabella1.A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a2" style:family="table">
      <style:table-properties style:width="17cm" fo:margin-left="0cm" table:align="left"/>
    </style:style>
    <style:style style:name="Tabella2.A" style:family="table-column">
      <style:table-column-properties style:column-width="5.666cm"/>
    </style:style>
    <style:style style:name="Tabella2.C" style:family="table-column">
      <style:table-column-properties style:column-width="5.669cm"/>
    </style:style>
    <style:style style:name="Tabella2.1" style:family="table-row">
      <style:table-row-properties style:min-row-height="0.489cm"/>
    </style:style>
    <style:style style:name="Tabella2.A1" style:family="table-cell">
      <style:table-cell-properties fo:padding-left="0.191cm" fo:padding-right="0.191cm" fo:padding-top="0cm" fo:padding-bottom="0cm" fo:border="0.018cm solid #000000" style:writing-mode="lr-tb"/>
    </style:style>
    <style:style style:name="Tabella2.7" style:family="table-row">
      <style:table-row-properties style:min-row-height="0.515cm"/>
    </style:style>
    <style:style style:name="Tabella2.8" style:family="table-row">
      <style:table-row-properties style:min-row-height="0.46cm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7" style:family="paragraph" style:parent-style-name="Standard">
      <style:paragraph-properties fo:line-height="150%" fo:text-align="center" style:justify-single-word="false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8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1.244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11" style:family="paragraph" style:parent-style-name="Standard">
      <style:paragraph-properties fo:margin-left="1.244cm" fo:margin-right="0cm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13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4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cm" fo:margin-right="0cm" fo:text-indent="0.635cm" style:auto-text-indent="false"/>
    </style:style>
    <style:style style:name="P17" style:family="paragraph" style:parent-style-name="Standard" style:master-page-name="MP0">
      <style:paragraph-properties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 style:list-style-name="L1">
      <style:text-properties fo:font-size="14pt" style:font-size-asian="14pt" style:font-size-complex="14pt"/>
    </style:style>
    <style:style style:name="P19" style:family="paragraph" style:parent-style-name="Standard" style:list-style-name="L2">
      <style:text-properties fo:font-size="10pt" style:font-size-asian="10pt" style:font-size-complex="10pt"/>
    </style:style>
    <style:style style:name="P20" style:family="paragraph" style:parent-style-name="Standard" style:list-style-name="L3">
      <style:text-properties fo:font-size="10pt" style:font-size-asian="10pt" style:font-size-complex="10pt"/>
    </style:style>
    <style:style style:name="P21" style:family="paragraph" style:parent-style-name="Standard" style:list-style-name="L4">
      <style:text-properties fo:font-size="10pt" style:font-size-asian="10pt" style:font-size-complex="10pt"/>
    </style:style>
    <style:style style:name="P22" style:family="paragraph" style:parent-style-name="Standard" style:list-style-name="L6">
      <style:text-properties fo:font-size="10pt" style:font-size-asian="10pt" style:font-size-complex="10pt"/>
    </style:style>
    <style:style style:name="P23" style:family="paragraph" style:parent-style-name="Standard" style:list-style-name="L7">
      <style:text-properties fo:font-size="10pt" style:font-size-asian="10pt" style:font-size-complex="10pt"/>
    </style:style>
    <style:style style:name="P24" style:family="paragraph" style:parent-style-name="Standard" style:list-style-name="L10">
      <style:text-properties fo:font-size="10pt" style:font-size-asian="10pt" style:font-size-complex="10pt"/>
    </style:style>
    <style:style style:name="P25" style:family="paragraph" style:parent-style-name="Standard" style:list-style-name="L11">
      <style:text-properties fo:font-size="10pt" style:font-size-asian="10pt" style:font-size-complex="10pt"/>
    </style:style>
    <style:style style:name="P26" style:family="paragraph" style:parent-style-name="Standard" style:list-style-name="L2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27" style:family="paragraph" style:parent-style-name="Standard" style:list-style-name="L4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28" style:family="paragraph" style:parent-style-name="Standard" style:list-style-name="L6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29" style:family="paragraph" style:parent-style-name="Standard" style:list-style-name="L7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30" style:family="paragraph" style:parent-style-name="Standard" style:list-style-name="L9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31" style:family="paragraph" style:parent-style-name="Standard" style:list-style-name="L3">
      <style:text-properties fo:font-size="10pt" style:text-underline-style="solid" style:text-underline-width="auto" style:text-underline-color="font-color" style:font-size-asian="10pt" style:font-size-complex="10pt"/>
    </style:style>
    <style:style style:name="P32" style:family="paragraph" style:parent-style-name="Standard" style:list-style-name="L4">
      <style:text-properties fo:font-size="10pt" style:text-underline-style="solid" style:text-underline-type="double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33" style:family="paragraph" style:parent-style-name="Standard" style:list-style-name="L9">
      <style:text-properties fo:font-size="10pt" style:text-underline-style="solid" style:text-underline-type="double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34" style:family="paragraph" style:parent-style-name="Standard" style:list-style-name="L4">
      <style:text-properties fo:font-size="10pt" style:text-underline-style="dotte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35" style:family="paragraph" style:parent-style-name="Standard" style:list-style-name="L4">
      <style:text-properties fo:font-size="10pt" style:text-underline-style="wave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36" style:family="paragraph" style:parent-style-name="Standard" style:list-style-name="L8">
      <style:text-properties fo:font-size="10pt" fo:background-color="#00ff00" style:font-size-asian="10pt" style:font-size-complex="10pt"/>
    </style:style>
    <style:style style:name="P37" style:family="paragraph" style:parent-style-name="Standard" style:list-style-name="L10">
      <style:text-properties fo:font-size="10pt" style:text-underline-style="dash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38" style:family="paragraph" style:parent-style-name="Standard" style:list-style-name="L11">
      <style:text-properties fo:font-size="10pt" style:text-underline-style="dash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39" style:family="paragraph" style:parent-style-name="Standard" style:list-style-name="L4"/>
    <style:style style:name="P40" style:family="paragraph" style:parent-style-name="Standard" style:list-style-name="L5"/>
    <style:style style:name="P41" style:family="paragraph" style:parent-style-name="Standard" style:list-style-name="L8"/>
    <style:style style:name="P42" style:family="paragraph" style:parent-style-name="Standard" style:list-style-name="L9"/>
    <style:style style:name="P43" style:family="paragraph" style:parent-style-name="Standard" style:master-page-name="MP1">
      <style:paragraph-properties style:page-number="auto" fo:break-before="page"/>
    </style:style>
    <style:style style:name="P44" style:family="paragraph" style:parent-style-name="Standard" style:master-page-name="MP2">
      <style:paragraph-properties style:page-number="auto"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name-complex="Times New Roman" style:font-weight-complex="bold"/>
    </style:style>
    <style:style style:name="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T6" style:family="text">
      <style:text-properties style:text-underline-style="solid" style:text-underline-type="double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style:text-underline-style="wave" style:text-underline-width="auto" style:text-underline-color="font-color" style:text-underline-mode="continuous" style:text-overline-mode="continuous" style:text-line-through-mode="continuous"/>
    </style:style>
    <style:style style:name="T8" style:family="text">
      <style:text-properties style:text-underline-style="dash" style:text-underline-width="auto" style:text-underline-color="font-color" style:text-underline-mode="continuous" style:text-overline-mode="continuous" style:text-line-through-mode="continuous"/>
    </style:style>
    <style:style style:name="T9" style:family="text">
      <style:text-properties fo:background-color="#ffff00"/>
    </style:style>
    <style:style style:name="T10" style:family="text">
      <style:text-properties fo:background-color="#00ff00"/>
    </style:style>
    <style:style style:name="T11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2" style:family="text">
      <style:text-properties fo:font-size="10pt" fo:background-color="#ffff00" style:font-size-asian="10pt" style:font-size-complex="1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background-color="#00ff00" style:font-size-asian="10pt" style:font-size-complex="10pt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7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5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6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RACCOLTA DELLE SPECIFICHE DELLA REALTÀ D'INTERESSE</text:p>
      <text:p text:style-name="P1">-DESCRIZIONE DELLA REALTÀ</text:p>
      <text:p text:style-name="P10">La realtà da noi descritta riguarda una gestione di scuole calcio che tiene conto di tutta l'organizzazione interna delle stesse definendo:</text:p>
      <text:list xml:id="list5665420017928818720" text:style-name="L1">
        <text:list-item>
          <text:p text:style-name="P18">Scuola Calcio definita da nome, anno di fondazione e numero di quote pagate e caratterizzata da partita IVA.</text:p>
        </text:list-item>
        <text:list-item>
          <text:p text:style-name="P18">Dipendenti definiti dalle generalità, quindi nome, cognome e codice fiscale che lo caratterizza. I dipendenti sono suddivisi in: <text:s/></text:p>
          <text:list>
            <text:list-item>
              <text:p text:style-name="P18">allenatori, definito dal numero di bambini allenati;</text:p>
            </text:list-item>
            <text:list-item>
              <text:p text:style-name="P18">preparatori atletici;</text:p>
            </text:list-item>
            <text:list-item>
              <text:p text:style-name="P18">fisioterapisti.</text:p>
            </text:list-item>
          </text:list>
        </text:list-item>
        <text:list-item>
          <text:p text:style-name="P18">Centri sportivi, caratterizzato dal nome dello stesso e l'indirizzo (composto da via città e civico), esso è formato da;</text:p>
          <text:list>
            <text:list-item>
              <text:p text:style-name="P18">Campi, definiti dal tipo di terreno e dall'identificativo univoco dello stesso;</text:p>
            </text:list-item>
            <text:list-item>
              <text:p text:style-name="P18">Spogliatoi, definito dal numero di docce e dall'identificativo univoco dello stesso.</text:p>
            </text:list-item>
          </text:list>
        </text:list-item>
        <text:list-item>
          <text:p text:style-name="P18">Medici sportivi, definiti dalle generalità, nome e cognome, e caratterizzato dal codice fiscale;</text:p>
        </text:list-item>
        <text:list-item>
          <text:p text:style-name="P18">Bambini, definiti dalle generalità, nome, cognome e l'età, e caratterizzata dal codice fiscale;</text:p>
        </text:list-item>
        <text:list-item>
          <text:p text:style-name="P18">Retta, definita dall'importo e divisa in:</text:p>
          <text:list>
            <text:list-item>
              <text:p text:style-name="P18">Annuale, definita da uno sconto per la retta;</text:p>
            </text:list-item>
            <text:list-item>
              <text:p text:style-name="P18">Mensile.</text:p>
            </text:list-item>
          </text:list>
        </text:list-item>
        <text:list-item>
          <text:p text:style-name="P18">Presidente, definito dalle generalità, nome e cognome, il numero di telefono (supponiamo che si possa avere più di un numero di telefono) e caratterizzato dal codice fiscale;</text:p>
        </text:list-item>
        <text:list-item>
          <text:p text:style-name="P18">Squadra, definita</text:p>
        </text:list-item>
      </text:list>
      <text:p text:style-name="Standard"><text:tab/></text:p>
      <text:p text:style-name="P2">-SPECIFICHE DELLA REALTÀ D'INSIEME</text:p>
      <text:p text:style-name="P12">Stiamo rappresentando una gestione di varie scuole calcio, gestendo sia il livello organizzativo che economico. Si va quindi a gestire non solo gli abbonamenti dei bambini e le varie squadre delle scuole calcio ma anche i suoi dipendenti, collaboratori e strumenti per portare avanti l’attività.</text:p>
      <text:p text:style-name="P11"/>
      <text:p text:style-name="P11"/>
      <text:p text:style-name="P2">-GLOSSARIO</text:p>
      <text:p text:style-name="Standard"><text:tab/><text:span text:style-name="Car._20_predefinito_20_paragrafo"><text:span text:style-name="T1">//Non utile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P4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4">PROGETTAZIONE CONCETTUALE DELLA BASE DI DATI E DEL MODELLO EER</text:p>
      <text:p text:style-name="Standard"><text:span text:style-name="Car._20_predefinito_20_paragrafo"><text:span text:style-name="T2">ENTIT</text:span></text:span><text:span text:style-name="Car._20_predefinito_20_paragrafo"><text:span text:style-name="T3">À</text:span></text:span> LEGENDA: Attributo, <text:span text:style-name="Car._20_predefinito_20_paragrafo"><text:span text:style-name="T4">Attributo chiave</text:span></text:span>, <text:span text:style-name="Car._20_predefinito_20_paragrafo"><text:span text:style-name="T5">Attributo ridondante</text:span></text:span>, <text:span text:style-name="Car._20_predefinito_20_paragrafo"><text:span text:style-name="T6">Attributo Multivalore</text:span></text:span>, <text:span text:style-name="Car._20_predefinito_20_paragrafo"><text:span text:style-name="T7">Attributo composto</text:span></text:span>, <text:span text:style-name="Car._20_predefinito_20_paragrafo"><text:span text:style-name="T8">Chiave parziale</text:span></text:span>, <text:span text:style-name="Car._20_predefinito_20_paragrafo"><text:span text:style-name="T9">Entità Debole</text:span></text:span>, <text:span text:style-name="Car._20_predefinito_20_paragrafo"><text:span text:style-name="T10">Sotto Entità</text:span></text:span></text:p>
      <text:p text:style-name="Standard"/>
      <text:p text:style-name="P3">Scuola Calcio</text:p>
      <text:list xml:id="list5014117502069804425" text:style-name="L2">
        <text:list-item>
          <text:p text:style-name="P19">Anno di fondazione</text:p>
        </text:list-item>
        <text:list-item>
          <text:p text:style-name="P19">Nome</text:p>
        </text:list-item>
        <text:list-item>
          <text:p text:style-name="P26">Partita IVA</text:p>
        </text:list-item>
      </text:list>
      <text:p text:style-name="P13"/>
      <text:p text:style-name="P3">Squadra</text:p>
      <text:list xml:id="list3868807666440771980" text:style-name="L3">
        <text:list-item>
          <text:p text:style-name="P20">Età bambini</text:p>
        </text:list-item>
        <text:list-item>
          <text:p text:style-name="P20">Nome</text:p>
        </text:list-item>
        <text:list-item>
          <text:p text:style-name="P31">Categoria</text:p>
        </text:list-item>
      </text:list>
      <text:p text:style-name="P14"/>
      <text:p text:style-name="P3">Presidente</text:p>
      <text:list xml:id="list8182087250165260983" text:style-name="L4">
        <text:list-item>
          <text:p text:style-name="P32">#Telefono</text:p>
        </text:list-item>
        <text:list-item>
          <text:p text:style-name="P34">#Quote Pagate</text:p>
        </text:list-item>
        <text:list-item>
          <text:p text:style-name="P21">Nome</text:p>
        </text:list-item>
        <text:list-item>
          <text:p text:style-name="P21">Cognome</text:p>
        </text:list-item>
        <text:list-item>
          <text:p text:style-name="P27">Codice Fiscale</text:p>
        </text:list-item>
      </text:list>
      <text:p text:style-name="P4"/>
      <text:p text:style-name="P3">Medico Sportivo</text:p>
      <text:list xml:id="list39530814" text:continue-numbering="true" text:style-name="L4">
        <text:list-item>
          <text:p text:style-name="P27">Codice Fiscale</text:p>
        </text:list-item>
      </text:list>
      <text:p text:style-name="P4"/>
      <text:p text:style-name="P3">Bambino</text:p>
      <text:list xml:id="list39518242" text:continue-numbering="true" text:style-name="L4">
        <text:list-item>
          <text:p text:style-name="P21">Nome</text:p>
        </text:list-item>
        <text:list-item>
          <text:p text:style-name="P21">Età</text:p>
        </text:list-item>
        <text:list-item>
          <text:p text:style-name="P39"><text:span text:style-name="Car._20_predefinito_20_paragrafo"><text:span text:style-name="T11">Codice Fiscale</text:span></text:span></text:p>
        </text:list-item>
      </text:list>
      <text:p text:style-name="P15"/>
      <text:p text:style-name="P15"><text:span text:style-name="Car._20_predefinito_20_paragrafo"><text:span text:style-name="T12">Retta</text:span></text:span><text:span text:style-name="Car._20_predefinito_20_paragrafo"><text:span text:style-name="T13"><text:tab/></text:span></text:span></text:p>
      <text:list xml:id="list39522103" text:continue-numbering="true" text:style-name="L4">
        <text:list-item>
          <text:p text:style-name="P35">Importo</text:p>
        </text:list-item>
      </text:list>
      <text:list xml:id="list8634955837247788184" text:style-name="L5">
        <text:list-item>
          <text:p text:style-name="P40"><text:span text:style-name="Car._20_predefinito_20_paragrafo"><text:span text:style-name="T14">Annuale</text:span></text:span></text:p>
        </text:list-item>
      </text:list>
      <text:list xml:id="list38565431" text:style-name="L4">
        <text:list-item>
          <text:list>
            <text:list-item>
              <text:list>
                <text:list-item>
                  <text:list>
                    <text:list-item>
                      <text:p text:style-name="P21">Sconto</text:p>
                    </text:list-item>
                  </text:list>
                </text:list-item>
              </text:list>
            </text:list-item>
          </text:list>
        </text:list-item>
      </text:list>
      <text:list xml:id="list38573317" text:style-name="L5">
        <text:list-item>
          <text:p text:style-name="P40"><text:span text:style-name="Car._20_predefinito_20_paragrafo"><text:span text:style-name="T14">Mensile</text:span></text:span></text:p>
        </text:list-item>
      </text:list>
      <text:p text:style-name="P3">Torneo</text:p>
      <text:list xml:id="list891909399652132279" text:style-name="L6">
        <text:list-item>
          <text:p text:style-name="P28">Nome</text:p>
        </text:list-item>
        <text:list-item>
          <text:p text:style-name="P28">Edizione</text:p>
        </text:list-item>
        <text:list-item>
          <text:p text:style-name="P22">Premio</text:p>
        </text:list-item>
      </text:list>
      <text:p text:style-name="P3">Dipendenti</text:p>
      <text:list xml:id="list2666482666383553738" text:style-name="L7">
        <text:list-item>
          <text:p text:style-name="P23">Nome</text:p>
        </text:list-item>
        <text:list-item>
          <text:p text:style-name="P23">Cognome</text:p>
        </text:list-item>
        <text:list-item>
          <text:p text:style-name="P29">Codice Fiscale</text:p>
        </text:list-item>
      </text:list>
      <text:list xml:id="list7856740422387701735" text:style-name="L8">
        <text:list-item>
          <text:p text:style-name="P36">Fisioterapista</text:p>
        </text:list-item>
        <text:list-item>
          <text:p text:style-name="P36">Allenatore</text:p>
        </text:list-item>
        <text:list-item>
          <text:p text:style-name="P41"><text:span text:style-name="Car._20_predefinito_20_paragrafo"><text:span text:style-name="T14">Preparatore Atletico</text:span></text:span></text:p>
        </text:list-item>
      </text:list>
      <text:p text:style-name="P3">Centro Sportivo</text:p>
      <text:list xml:id="list5375214016589655520" text:style-name="L9">
        <text:list-item>
          <text:p text:style-name="P33">Indirizzo</text:p>
          <text:list>
            <text:list-item>
              <text:p text:style-name="P42"><text:span text:style-name="Car._20_predefinito_20_paragrafo"><text:span text:style-name="T13">Civico</text:span></text:span></text:p>
            </text:list-item>
            <text:list-item>
              <text:p text:style-name="P42"><text:span text:style-name="Car._20_predefinito_20_paragrafo"><text:span text:style-name="T13">Via</text:span></text:span></text:p>
            </text:list-item>
            <text:list-item>
              <text:p text:style-name="P42"><text:span text:style-name="Car._20_predefinito_20_paragrafo"><text:span text:style-name="T13">Città</text:span></text:span></text:p>
            </text:list-item>
          </text:list>
        </text:list-item>
        <text:list-item>
          <text:p text:style-name="P30">Nome</text:p>
        </text:list-item>
      </text:list>
      <text:p text:style-name="P4"/>
      <text:p text:style-name="P16"><text:span text:style-name="Car._20_predefinito_20_paragrafo"><text:span text:style-name="T12">Spogliatoio</text:span></text:span></text:p>
      <text:list xml:id="list8614798606819335402" text:style-name="L10">
        <text:list-item>
          <text:p text:style-name="P24">#Docce</text:p>
        </text:list-item>
        <text:list-item>
          <text:p text:style-name="P37">ID Spogliatoio</text:p>
        </text:list-item>
      </text:list>
      <text:p text:style-name="P3"/>
      <text:p text:style-name="P16"><text:span text:style-name="Car._20_predefinito_20_paragrafo"><text:span text:style-name="T12">Campo</text:span></text:span></text:p>
      <text:list xml:id="list4876738060759200690" text:style-name="L11">
        <text:list-item>
          <text:p text:style-name="P38">ID Campo</text:p>
        </text:list-item>
        <text:list-item>
          <text:p text:style-name="P25">Tipo di terreno</text:p>
        </text:list-item>
      </text:list>
      <text:p text:style-name="Standard"><text:soft-page-break/></text:p>
      <table:table table:name="Tabella1" table:style-name="Tabella1">
        <table:table-column table:style-name="Tabella1.A" table:number-columns-repeated="2"/>
        <table:table-column table:style-name="Tabella1.C"/>
        <table:table-row table:style-name="Tabella1.1">
          <table:table-cell table:style-name="Tabella1.A1" office:value-type="string">
            <text:p text:style-name="P5">RELAZIONE</text:p>
          </table:table-cell>
          <table:table-cell table:style-name="Tabella1.A1" office:value-type="string">
            <text:p text:style-name="P6">DESCRIZIONE</text:p>
          </table:table-cell>
          <table:table-cell table:style-name="Tabella1.A1" office:value-type="string">
            <text:p text:style-name="P6">ENTITÀ COINVOLTE</text:p>
          </table:table-cell>
        </table:table-row>
      </table:table>
      <text:p text:style-name="Standard"/>
      <table:table table:name="Tabella2" table:style-name="Tabella2">
        <table:table-column table:style-name="Tabella2.A" table:number-columns-repeated="2"/>
        <table:table-column table:style-name="Tabella2.C"/>
        <table:table-row table:style-name="Tabella2.1">
          <table:table-cell table:style-name="Tabella2.A1" office:value-type="string">
            <text:p text:style-name="P7"/>
            <text:p text:style-name="P7">Possiede</text:p>
          </table:table-cell>
          <table:table-cell table:style-name="Tabella2.A1" office:value-type="string">
            <text:p text:style-name="Standard"/>
            <text:p text:style-name="Standard">Il <text:span text:style-name="Car._20_predefinito_20_paragrafo"><text:span text:style-name="T2">Presidente</text:span></text:span> possiede varie <text:span text:style-name="Car._20_predefinito_20_paragrafo"><text:span text:style-name="T2">Scuole </text:span></text:span><text:span text:style-name="Car._20_predefinito_20_paragrafo"><text:span text:style-name="T2">Calcio</text:span></text:span></text:p>
            <text:p text:style-name="Standard"><text:s/></text:p>
          </table:table-cell>
          <table:table-cell table:style-name="Tabella2.A1" office:value-type="string">
            <text:p text:style-name="Standard"/>
            <text:p text:style-name="Standard">Scuola Calcio (1,1)</text:p>
            <text:p text:style-name="Standard">Presidente (1, N)</text:p>
          </table:table-cell>
        </table:table-row>
        <table:table-row table:style-name="Tabella2.1">
          <table:table-cell table:style-name="Tabella2.A1" office:value-type="string">
            <text:p text:style-name="P8"/>
            <text:p text:style-name="P8">Utilizza</text:p>
          </table:table-cell>
          <table:table-cell table:style-name="Tabella2.A1" office:value-type="string">
            <text:p text:style-name="Standard"/>
            <text:p text:style-name="Standard">Ogni <text:span text:style-name="Car._20_predefinito_20_paragrafo"><text:span text:style-name="T2">Scuola Calcio</text:span></text:span> utilizza un unico <text:span text:style-name="Car._20_predefinito_20_paragrafo"><text:span text:style-name="T2">Centro Sportivo</text:span></text:span></text:p>
            <text:p text:style-name="P9"/>
          </table:table-cell>
          <table:table-cell table:style-name="Tabella2.A1" office:value-type="string">
            <text:p text:style-name="Standard"/>
            <text:p text:style-name="Standard">Scuola Calcio (1,1)</text:p>
            <text:p text:style-name="Standard">Centro Sportivo (1, N)</text:p>
          </table:table-cell>
        </table:table-row>
        <table:table-row table:style-name="Tabella2.1">
          <table:table-cell table:style-name="Tabella2.A1" office:value-type="string">
            <text:p text:style-name="P8"/>
            <text:p text:style-name="P8">Collabora</text:p>
          </table:table-cell>
          <table:table-cell table:style-name="Tabella2.A1" office:value-type="string">
            <text:p text:style-name="Standard"/>
            <text:p text:style-name="Standard">Ogni <text:span text:style-name="Car._20_predefinito_20_paragrafo"><text:span text:style-name="T2">Scuola Calcio</text:span></text:span> collabora con dei <text:span text:style-name="Car._20_predefinito_20_paragrafo"><text:span text:style-name="T2">Medici Sportivi</text:span></text:span></text:p>
            <text:p text:style-name="Standard"/>
          </table:table-cell>
          <table:table-cell table:style-name="Tabella2.A1" office:value-type="string">
            <text:p text:style-name="Standard"/>
            <text:p text:style-name="Standard">Scuola Calcio (1, N)</text:p>
            <text:p text:style-name="Standard">Medici Sportivi (1, N)</text:p>
          </table:table-cell>
        </table:table-row>
        <table:table-row table:style-name="Tabella2.1">
          <table:table-cell table:style-name="Tabella2.A1" office:value-type="string">
            <text:p text:style-name="P8"/>
            <text:p text:style-name="P8">Iscritto</text:p>
          </table:table-cell>
          <table:table-cell table:style-name="Tabella2.A1" office:value-type="string">
            <text:p text:style-name="Standard"/>
            <text:p text:style-name="Standard">Ogni <text:span text:style-name="Car._20_predefinito_20_paragrafo"><text:span text:style-name="T2">Scuola Calcio</text:span></text:span> ha 1 o più <text:span text:style-name="Car._20_predefinito_20_paragrafo"><text:span text:style-name="T2">Bambini </text:span></text:span>iscritti</text:p>
            <text:p text:style-name="Standard"/>
          </table:table-cell>
          <table:table-cell table:style-name="Tabella2.A1" office:value-type="string">
            <text:p text:style-name="Standard"/>
            <text:p text:style-name="Standard">Scuola Calcio (1, N)</text:p>
            <text:p text:style-name="Standard">Bambino (1,1)</text:p>
          </table:table-cell>
        </table:table-row>
        <table:table-row table:style-name="Tabella2.1">
          <table:table-cell table:style-name="Tabella2.A1" office:value-type="string">
            <text:p text:style-name="P8"/>
            <text:p text:style-name="P8">Vince</text:p>
          </table:table-cell>
          <table:table-cell table:style-name="Tabella2.A1" office:value-type="string">
            <text:p text:style-name="Standard"/>
            <text:p text:style-name="Standard">Ogni <text:span text:style-name="Car._20_predefinito_20_paragrafo"><text:span text:style-name="T2">Squadra</text:span></text:span> può vincere un <text:span text:style-name="Car._20_predefinito_20_paragrafo"><text:span text:style-name="T2">Torneo</text:span></text:span></text:p>
            <text:p text:style-name="Standard"/>
          </table:table-cell>
          <table:table-cell table:style-name="Tabella2.A1" office:value-type="string">
            <text:p text:style-name="Standard"/>
            <text:p text:style-name="Standard">Squadra (0, N)</text:p>
            <text:p text:style-name="Standard">Torneo (1,1)</text:p>
          </table:table-cell>
        </table:table-row>
        <table:table-row table:style-name="Tabella2.1">
          <table:table-cell table:style-name="Tabella2.A1" office:value-type="string">
            <text:p text:style-name="P8"/>
            <text:p text:style-name="P8">Prepara</text:p>
          </table:table-cell>
          <table:table-cell table:style-name="Tabella2.A1" office:value-type="string">
            <text:p text:style-name="Standard"/>
            <text:p text:style-name="Standard">Ogni <text:span text:style-name="Car._20_predefinito_20_paragrafo"><text:span text:style-name="T2">Squadra</text:span></text:span> ha vari <text:span text:style-name="Car._20_predefinito_20_paragrafo"><text:span text:style-name="T2">Preparatori Atletici</text:span></text:span></text:p>
            <text:p text:style-name="Standard"/>
          </table:table-cell>
          <table:table-cell table:style-name="Tabella2.A1" office:value-type="string">
            <text:p text:style-name="Standard"/>
            <text:p text:style-name="Standard">Squadra (1, N)</text:p>
            <text:p text:style-name="Standard">Preparatore Atletico (1, N)</text:p>
          </table:table-cell>
        </table:table-row>
        <table:table-row table:style-name="Tabella2.7">
          <table:table-cell table:style-name="Tabella2.A1" office:value-type="string">
            <text:p text:style-name="P8"/>
            <text:p text:style-name="P8">Allena</text:p>
          </table:table-cell>
          <table:table-cell table:style-name="Tabella2.A1" office:value-type="string">
            <text:p text:style-name="Standard"/>
            <text:p text:style-name="Standard">Ogni <text:span text:style-name="Car._20_predefinito_20_paragrafo"><text:span text:style-name="T2">Allenatore</text:span></text:span> allena una singola <text:span text:style-name="Car._20_predefinito_20_paragrafo"><text:span text:style-name="T2">Squadra</text:span></text:span></text:p>
            <text:p text:style-name="Standard"/>
          </table:table-cell>
          <table:table-cell table:style-name="Tabella2.A1" office:value-type="string">
            <text:p text:style-name="Standard"/>
            <text:p text:style-name="Standard">Squadra (1, 1)</text:p>
            <text:p text:style-name="Standard">Allenatore (1, 1)</text:p>
          </table:table-cell>
        </table:table-row>
        <table:table-row table:style-name="Tabella2.8">
          <table:table-cell table:style-name="Tabella2.A1" office:value-type="string">
            <text:p text:style-name="P8"/>
            <text:p text:style-name="P8">Gioca</text:p>
          </table:table-cell>
          <table:table-cell table:style-name="Tabella2.A1" office:value-type="string">
            <text:p text:style-name="Standard"/>
            <text:p text:style-name="Standard">Una <text:span text:style-name="Car._20_predefinito_20_paragrafo"><text:span text:style-name="T2">Squadra</text:span></text:span> è composta da vari <text:span text:style-name="Car._20_predefinito_20_paragrafo"><text:span text:style-name="T2">Bambini</text:span></text:span> della stessa età</text:p>
            <text:p text:style-name="Standard"/>
          </table:table-cell>
          <table:table-cell table:style-name="Tabella2.A1" office:value-type="string">
            <text:p text:style-name="Standard"/>
            <text:p text:style-name="Standard">Squadra (1, N)</text:p>
            <text:p text:style-name="Standard">Bambino (1, 1)</text:p>
          </table:table-cell>
        </table:table-row>
        <table:table-row table:style-name="Tabella2.8">
          <table:table-cell table:style-name="Tabella2.A1" office:value-type="string">
            <text:p text:style-name="P8"/>
            <text:p text:style-name="P8">Visita</text:p>
          </table:table-cell>
          <table:table-cell table:style-name="Tabella2.A1" office:value-type="string">
            <text:p text:style-name="Standard"/>
            <text:p text:style-name="Standard">Un <text:span text:style-name="Car._20_predefinito_20_paragrafo"><text:span text:style-name="T2">Medico Sportivo</text:span></text:span> visita vari <text:span text:style-name="Car._20_predefinito_20_paragrafo"><text:span text:style-name="T2">Bambini </text:span></text:span>quando è necessario</text:p>
            <text:p text:style-name="Standard"/>
          </table:table-cell>
          <table:table-cell table:style-name="Tabella2.A1" office:value-type="string">
            <text:p text:style-name="Standard"/>
            <text:p text:style-name="Standard">Visita (1.N)</text:p>
            <text:p text:style-name="Standard">Bambino (0, N)</text:p>
          </table:table-cell>
        </table:table-row>
        <table:table-row table:style-name="Tabella2.8">
          <table:table-cell table:style-name="Tabella2.A1" office:value-type="string">
            <text:p text:style-name="P8"/>
            <text:p text:style-name="P8">Paga</text:p>
          </table:table-cell>
          <table:table-cell table:style-name="Tabella2.A1" office:value-type="string">
            <text:p text:style-name="Standard"/>
            <text:p text:style-name="Standard">Il <text:span text:style-name="Car._20_predefinito_20_paragrafo"><text:span text:style-name="T2">Bambino</text:span></text:span> paga una <text:span text:style-name="Car._20_predefinito_20_paragrafo"><text:span text:style-name="T2">Retta</text:span></text:span> per restare iscritto</text:p>
            <text:p text:style-name="Standard"/>
          </table:table-cell>
          <table:table-cell table:style-name="Tabella2.A1" office:value-type="string">
            <text:p text:style-name="Standard"/>
            <text:p text:style-name="Standard">Bambino (1, N)</text:p>
            <text:p text:style-name="Standard">Retta (1, 1)</text:p>
          </table:table-cell>
        </table:table-row>
        <table:table-row table:style-name="Tabella2.8">
          <table:table-cell table:style-name="Tabella2.A1" office:value-type="string">
            <text:p text:style-name="P8"/>
            <text:p text:style-name="P8">Dispone di</text:p>
          </table:table-cell>
          <table:table-cell table:style-name="Tabella2.A1" office:value-type="string">
            <text:p text:style-name="Standard"/>
            <text:p text:style-name="Standard">Ogni <text:span text:style-name="Car._20_predefinito_20_paragrafo"><text:span text:style-name="T2">Centro Sportivo</text:span></text:span> utilizza vari <text:span text:style-name="Car._20_predefinito_20_paragrafo"><text:span text:style-name="T2">Campi</text:span></text:span></text:p>
            <text:p text:style-name="Standard"/>
          </table:table-cell>
          <table:table-cell table:style-name="Tabella2.A1" office:value-type="string">
            <text:p text:style-name="Standard"/>
            <text:p text:style-name="Standard">Centro Sportivo (1, N)</text:p>
            <text:p text:style-name="Standard">Campo (1, 1)</text:p>
          </table:table-cell>
        </table:table-row>
        <table:table-row table:style-name="Tabella2.8">
          <table:table-cell table:style-name="Tabella2.A1" office:value-type="string">
            <text:p text:style-name="P8"/>
            <text:p text:style-name="P8">Composto</text:p>
          </table:table-cell>
          <table:table-cell table:style-name="Tabella2.A1" office:value-type="string">
            <text:p text:style-name="Standard"/>
            <text:p text:style-name="Standard">Ogni <text:span text:style-name="Car._20_predefinito_20_paragrafo"><text:span text:style-name="T2">Centro Sportivo</text:span></text:span> dispone di vari <text:span text:style-name="Car._20_predefinito_20_paragrafo"><text:span text:style-name="T2">Spogliatoi</text:span></text:span></text:p>
            <text:p text:style-name="Standard"/>
          </table:table-cell>
          <table:table-cell table:style-name="Tabella2.A1" office:value-type="string">
            <text:p text:style-name="Standard"/>
            <text:p text:style-name="Standard">Centro Sportivo (1, N)</text:p>
            <text:p text:style-name="Standard">Spogliatoio (1, 1)</text:p>
          </table:table-cell>
        </table:table-row>
      </table:table>
      <text:p text:style-name="Standard"><text:soft-page-break/>PROCEDURE</text:p>
      <text:p text:style-name="Standard">Ognuna con una breve descrizione in linguaggio naturale (coprire tutto lo schema concettuale) e il carico applicativo della base di dati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ROGETTAZIONE LOGICA</text:p>
      <text:p text:style-name="Standard">-Ristrutturazione con opportuna documentazione sulle scelte fatte</text:p>
      <text:p text:style-name="Standard"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it" fo:country="IT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Normale" style:class="text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stazione_20_Carattere" style:display-name="Intestazione Carattere" style:family="text" style:parent-style-name="Car._20_predefinito_20_paragrafo">
      <style:text-properties style:font-name-complex="Mangal" style:font-size-complex="10.5pt"/>
    </style:style>
    <style:style style:name="Piè_20_di_20_pagina_20_Carattere" style:display-name="Piè di pagina Carattere" style:family="text" style:parent-style-name="Car._20_predefinito_20_paragrafo">
      <style:text-properties style:font-name-complex="Mangal" style:font-size-complex="10.5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WW_5f_CharLFO7LVL1" style:display-name="WW_CharLFO7LVL1" style:family="text">
      <style:text-properties style:font-name="Symbol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9LVL1" style:display-name="WW_CharLFO9LVL1" style:family="text">
      <style:text-properties style:font-name="Symbo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0LVL1" style:display-name="WW_CharLFO10LVL1" style:family="text">
      <style:text-properties style:font-name="Symbol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 xlink:href="Pictures/10000201000007020000034434F54979.png" xlink:type="simple" xlink:actuate="onLoad" style:repeat="stretch"/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  <style:master-page style:name="MP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title/>
    <meta:initial-creator>Adriano Amato</meta:initial-creator>
    <dc:creator>Adriano Amato</dc:creator>
    <meta:creation-date>2019-12-03T11:11:00Z</meta:creation-date>
    <dc:date>2020-01-14T19:31:07.18</dc:date>
    <meta:editing-cycles>23</meta:editing-cycles>
    <meta:editing-duration>PT8H24M36S</meta:editing-duration>
    <meta:document-statistic meta:table-count="2" meta:image-count="0" meta:object-count="0" meta:page-count="6" meta:paragraph-count="130" meta:word-count="597" meta:character-count="3663"/>
    <meta:template xlink:type="simple" xlink:actuate="onRequest" xlink:title="" xlink:href="Normal"/>
  </office:meta>
</office:document-meta>
</file>